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style:font-face style:name="Helmet" svg:font-family="Helmet"/>
    <style:font-face style:name="Tahoma1" svg:font-family="Tahoma, Lucidasans, 'Lucida Sans', 'Arial Unicode MS'"/>
    <style:font-face style:name="Thorndale" svg:font-family="Thorndale"/>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Arial" svg:font-family="Arial"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Footer">
      <style:paragraph-properties fo:text-align="start" style:justify-single-word="false"/>
    </style:style>
    <style:style style:name="P5" style:family="paragraph" style:parent-style-name="Text_20_body">
      <style:paragraph-properties fo:line-height="150%" fo:text-align="justify" style:justify-single-word="false"/>
      <style:text-properties style:font-name="Thorndale" fo:font-size="13pt" fo:font-weight="normal"/>
    </style:style>
    <style:style style:name="P6" style:family="paragraph" style:parent-style-name="Text_20_body">
      <style:paragraph-properties fo:line-height="150%" fo:text-align="center" style:justify-single-word="false"/>
      <style:text-properties style:font-name="Arial" fo:font-size="45pt" fo:font-weight="bold" style:font-size-asian="45pt" style:font-weight-asian="bold" style:font-size-complex="45pt" style:font-weight-complex="bold"/>
    </style:style>
    <style:style style:name="P7"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Text_20_body">
      <style:paragraph-properties fo:line-height="150%" fo:text-align="center" style:justify-single-word="false"/>
      <style:text-properties style:font-name="Arial" fo:font-size="13pt" fo:font-weight="normal"/>
    </style:style>
    <style:style style:name="P9" style:family="paragraph" style:parent-style-name="Text_20_body">
      <style:paragraph-properties fo:line-height="150%" fo:text-align="justify" style:justify-single-word="false"/>
      <style:text-properties style:font-name="Arial" fo:font-size="13pt" fo:font-weight="normal"/>
    </style:style>
    <style:style style:name="P10" style:family="paragraph" style:parent-style-name="Text_20_body">
      <style:paragraph-properties fo:line-height="150%" fo:text-align="justify" style:justify-single-word="false"/>
      <style:text-properties style:font-name="Arial"/>
    </style:style>
    <style:style style:name="P11" style:family="paragraph" style:parent-style-name="Text_20_body">
      <style:paragraph-properties fo:line-height="150%" fo:text-align="center" style:justify-single-word="false"/>
      <style:text-properties style:font-name="Arial"/>
    </style:style>
    <style:style style:name="P12" style:family="paragraph" style:parent-style-name="Text_20_body">
      <style:paragraph-properties fo:line-height="150%" fo:text-align="justify" style:justify-single-word="false"/>
      <style:text-properties style:font-name="Arial" fo:font-style="italic"/>
    </style:style>
    <style:style style:name="P13" style:family="paragraph" style:parent-style-name="Text_20_body">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14" style:family="paragraph" style:parent-style-name="Text_20_body">
      <style:paragraph-properties fo:line-height="150%" fo:text-align="justify"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Text_20_body">
      <style:paragraph-properties fo:line-height="150%" fo:text-align="justify" style:justify-single-word="false"/>
      <style:text-properties style:font-name="Arial" fo:font-size="10pt" fo:font-style="normal"/>
    </style:style>
    <style:style style:name="P16" style:family="paragraph" style:parent-style-name="Text_20_body">
      <style:paragraph-properties fo:line-height="150%" fo:text-align="justify" style:justify-single-word="false"/>
    </style:style>
    <style:style style:name="P17" style:family="paragraph" style:parent-style-name="Contents_20_1">
      <style:paragraph-properties fo:line-height="150%" fo:text-align="justify" style:justify-single-word="false">
        <style:tab-stops>
          <style:tab-stop style:position="17.006cm" style:type="right" style:leader-style="dotted" style:leader-text="."/>
        </style:tab-stops>
      </style:paragraph-properties>
    </style:style>
    <style:style style:name="P18" style:family="paragraph" style:parent-style-name="Standard">
      <style:paragraph-properties fo:line-height="150%" fo:text-align="justify" style:justify-single-word="false"/>
      <style:text-properties style:font-name="Arial"/>
    </style:style>
    <style:style style:name="P19"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0" style:family="paragraph" style:parent-style-name="Standard">
      <style:paragraph-properties fo:line-height="150%" fo:text-align="justify" style:justify-single-word="false"/>
      <style:text-properties style:font-name="Arial" fo:font-style="italic"/>
    </style:style>
    <style:style style:name="P21" style:family="paragraph" style:parent-style-name="Text_20_body" style:master-page-name="First_20_Page">
      <style:paragraph-properties fo:line-height="150%" fo:text-align="center" style:justify-single-word="false" style:page-number="1"/>
      <style:text-properties style:font-name="Arial" fo:font-size="13pt" fo:font-weight="normal"/>
    </style:style>
    <style:style style:name="P22" style:family="paragraph" style:parent-style-name="Text_20_body" style:list-style-name="L1">
      <style:paragraph-properties fo:line-height="150%" fo:text-align="justify" style:justify-single-word="false"/>
      <style:text-properties style:font-name="Helmet"/>
    </style:style>
    <style:style style:name="P23" style:family="paragraph" style:parent-style-name="Text_20_body" style:list-style-name="L1">
      <style:paragraph-properties fo:line-height="150%" fo:text-align="justify" style:justify-single-word="false"/>
      <style:text-properties style:font-name="Arial"/>
    </style:style>
    <style:style style:name="P24" style:family="paragraph" style:parent-style-name="Text_20_body" style:list-style-name="L2">
      <style:paragraph-properties fo:line-height="150%" fo:text-align="justify" style:justify-single-word="false"/>
      <style:text-properties style:font-name="Arial"/>
    </style:style>
    <style:style style:name="P25" style:family="paragraph" style:parent-style-name="Text_20_body" style:list-style-name="L3">
      <style:paragraph-properties fo:line-height="150%" fo:text-align="justify" style:justify-single-word="false"/>
      <style:text-properties style:font-name="Arial"/>
    </style:style>
    <style:style style:name="P26" style:family="paragraph" style:parent-style-name="Text_20_body" style:list-style-name="L4">
      <style:paragraph-properties fo:line-height="150%" fo:text-align="justify" style:justify-single-word="false"/>
      <style:text-properties style:font-name="Arial"/>
    </style:style>
    <style:style style:name="P27" style:family="paragraph" style:parent-style-name="Text_20_body" style:list-style-name="L5">
      <style:paragraph-properties fo:line-height="150%" fo:text-align="justify" style:justify-single-word="false"/>
      <style:text-properties style:font-name="Arial"/>
    </style:style>
    <style:style style:name="P28" style:family="paragraph" style:parent-style-name="Text_20_body" style:list-style-name="L6">
      <style:paragraph-properties fo:line-height="150%" fo:text-align="justify" style:justify-single-word="false"/>
      <style:text-properties style:font-name="Arial"/>
    </style:style>
    <style:style style:name="P29" style:family="paragraph" style:parent-style-name="Text_20_body" style:list-style-name="L7">
      <style:paragraph-properties fo:line-height="150%" fo:text-align="justify" style:justify-single-word="false"/>
      <style:text-properties style:font-name="Arial"/>
    </style:style>
    <style:style style:name="P30" style:family="paragraph" style:parent-style-name="Text_20_body" style:list-style-name="L8">
      <style:paragraph-properties fo:line-height="150%" fo:text-align="justify" style:justify-single-word="false"/>
      <style:text-properties style:font-name="Arial"/>
    </style:style>
    <style:style style:name="P31" style:family="paragraph" style:parent-style-name="Text_20_body" style:list-style-name="L9">
      <style:paragraph-properties fo:line-height="150%" fo:text-align="justify" style:justify-single-word="false"/>
      <style:text-properties style:font-name="Arial"/>
    </style:style>
    <style:style style:name="P32" style:family="paragraph" style:parent-style-name="Text_20_body" style:list-style-name="L10">
      <style:paragraph-properties fo:line-height="150%" fo:text-align="justify" style:justify-single-word="false"/>
      <style:text-properties style:font-name="Arial"/>
    </style:style>
    <style:style style:name="P33" style:family="paragraph" style:parent-style-name="Text_20_body" style:list-style-name="L11">
      <style:paragraph-properties fo:line-height="150%" fo:text-align="justify" style:justify-single-word="false"/>
      <style:text-properties style:font-name="Arial"/>
    </style:style>
    <style:style style:name="P34" style:family="paragraph" style:parent-style-name="Heading_20_1" style:master-page-name="Right_20_Page">
      <style:paragraph-properties style:page-number="1"/>
    </style:style>
    <style:style style:name="P35" style:family="paragraph" style:parent-style-name="Heading_20_1">
      <style:paragraph-properties fo:break-before="page"/>
      <style:text-properties style:font-name="Arial"/>
    </style:style>
    <style:style style:name="P36" style:family="paragraph" style:parent-style-name="Contents_20_Heading" style:master-page-name="Index">
      <style:paragraph-properties fo:line-height="150%" fo:text-align="center" style:justify-single-word="false" style:page-number="1"/>
    </style:style>
    <style:style style:name="P37" style:family="paragraph" style:parent-style-name="Standard" style:list-style-name="L1">
      <style:paragraph-properties fo:line-height="150%" fo:text-align="justify" style:justify-single-word="false"/>
      <style:text-properties style:font-name="Arial"/>
    </style:style>
    <style:style style:name="P38" style:family="paragraph" style:parent-style-name="Standard" style:list-style-name="L1">
      <style:paragraph-properties fo:line-height="150%" fo:text-align="justify" style:justify-single-word="false"/>
    </style:style>
    <style:style style:name="T1" style:family="text">
      <style:text-properties fo:font-weight="normal" style:font-weight-asian="normal" style:font-weight-complex="normal"/>
    </style:style>
    <style:style style:name="T2" style:family="text">
      <style:text-properties fo:language="es" fo:country="ES"/>
    </style:style>
    <style:style style:name="T3" style:family="text">
      <style:text-properties style:font-name="Arial"/>
    </style:style>
    <style:style style:name="T4" style:family="text">
      <style:text-properties style:font-name="Arial" fo:font-style="italic"/>
    </style:style>
    <style:style style:name="T5" style:family="text">
      <style:text-properties style:font-name="Arial" fo:font-style="italic" style:text-underline-style="none"/>
    </style:style>
    <style:style style:name="T6" style:family="text">
      <style:text-properties style:font-name="Arial" fo:font-style="italic" style:font-style-asian="italic" style:font-style-complex="italic"/>
    </style:style>
    <style:style style:name="T7" style:family="text">
      <style:text-properties style:font-name="Arial" fo:language="es" fo:country="ES"/>
    </style:style>
    <style:style style:name="T8" style:family="text">
      <style:text-properties style:font-name="Arial" fo:font-style="normal"/>
    </style:style>
    <style:style style:name="T9" style:family="text">
      <style:text-properties fo:font-style="italic"/>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6">Manual de Usuario</text:p>
      <text:p text:style-name="P6">Coconet 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utor:<text:span text:style-name="T1"> Pablo Álvarez de Sotomayor Posadillo</text:span></text:p>
      <text:p text:style-name="P21"/>
      <text:p text:style-name="P8"/>
      <text:p text:style-name="P8"/>
      <text:p text:style-name="P8"/>
      <text:p text:style-name="P8"/>
      <text:p text:style-name="P8"/>
      <text:p text:style-name="P8">Copyright (c) <text:s/>2005 <text:s/>Pablo Álvarez de Sotomayor Posadillo. Permission is granted to copy, distribute and/or modify this document under the terms of the GNU Free Documentation License, Version 1.2 or any later version published by the Free Software Foundation; <text:s text:c="5"/>with no Invariant Sections, no Front-Cover Texts, and no Back-Cover Texts. <text:s/>A copy of the license is included in the section entitled "GNU Free Documentation License".</text:p>
      <text:p text:style-name="P8"/>
      <text:table-of-content text:style-name="Sect1"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Índice de Contenidos</text:p>
          </text:index-title>
          <text:p text:style-name="P17">1. Introducción<text:tab/>1</text:p>
          <text:p text:style-name="P17">2. Restricciones e Instalación del Programa<text:tab/>1</text:p>
          <text:p text:style-name="P17">2. Ejecución del Programa<text:tab/>4</text:p>
          <text:p text:style-name="P17">3. Estructura de los Ficheros de Entrada y de Salida<text:tab/>4</text:p>
          <text:p text:style-name="P17">Apéndice 1: GNU Free Documentation License<text:tab/>8</text:p>
        </text:index-body>
      </text:table-of-content>
      <text:p text:style-name="P9"/>
      <text:p text:style-name="P9"/>
      <text:p text:style-name="P9"/>
      <text:h text:style-name="P34" text:outline-level="1">1. Introducción</text:h>
      <text:p text:style-name="P10"><text:tab/>Este es el manual de usuario de Coconet 1.0. Éste programa busca mediante algoritmos genéticos y evolutivos una buena solución a un problema de clasificación dado. Debido a que este es el resultado de un proyecto de investigación su salida no es la red neuronal, sino los resultados de tamaño de la red, de aprendizaje y de generalización.</text:p>
      <text:p text:style-name="P10"/>
      <text:p text:style-name="P10"><text:tab/>La estructura del manual es la siguiente: a continuación se explicarán las restricciones hardware y software del programa y su instalación y desinstalación para que pueda ser ejecutado por cualquiera. En la segunda sección se explicará cómo se debe de ejecutar el programa y qué significa cada parámetro de entrada al programa. Posteriormente se comentará el formato que deben de tener los ficheros de entrada necesarios para la ejecución del programa. Por último se comentará la salida generada y qué significan cada uno de los parámetros de salida.</text:p>
      <text:p text:style-name="P10"/>
      <text:h text:style-name="Heading_20_1" text:outline-level="1">2. Restricciones e Instalación del Programa</text:h>
      <text:p text:style-name="P10"><text:tab/>Las restricciones hardware y software que tiene este<text:span text:style-name="T2"> programa </text:span>son pocas, ya que se ha intentado hacer de forma que sea lo mas independiente posible al entorno donde se ejecute. Aun<text:span text:style-name="T2"> así </text:span>pueden surgir inconvenientes al ejecutarlo en determinados entornos.</text:p>
      <text:p text:style-name="P10"/>
      <text:p text:style-name="P10"><text:tab/>Con respecto al hardware a utilizar lo único necesario es un ordenador que tenga un procesador a partir de 500 Mhz, ya que sino va a ir bastante lento, aunque siempre que esté dispuesto a tardar<text:span text:style-name="T2"> más </text:span>tiempo en obtener resultados se puede utilizar un ordenador mas lento. Con respecto a la memoria ram necesaria se ha utilizado 192 Mb de RAM durante el desarrollo, pero como antes se puede utilizar menos, aunque realmente desaconsejo utilizar menos de 64 MB, ya que iria realmente lento.</text:p>
      <text:p text:style-name="P10"/>
      <text:p text:style-name="P16"><text:span text:style-name="T3"><text:tab/>El sistema operativo utilizado durante el desarrollo del programa ha sido </text:span><text:span text:style-name="T4">GNU/Linux</text:span><text:span text:style-name="T3">, con lo que no debe de haber ningún inconveniente en hacer uso del programa en cualquiera de las distribuciones de </text:span><text:span text:style-name="T4">GNU/Linux</text:span><text:span text:style-name="T3">. La portabilidad a otro sistema</text:span><text:span text:style-name="T7"> operativo </text:span><text:span text:style-name="T3">es relativamente sencilla, ya que se ha hecho uso del estándar </text:span><text:span text:style-name="T4">ansi C</text:span><text:span text:style-name="T3"> en el desarrollo del programa, con lo que lo único necesario es un compilador que soporte </text:span><text:soft-page-break/><text:span text:style-name="T3">este estándar. Esta portabilidad se hace más sencilla en sistemas operativos tipo </text:span><text:span text:style-name="T4">Unix</text:span><text:span text:style-name="T3">, ya que tienen una arquitectura parecida a la de </text:span><text:span text:style-name="T4">GNU/Linux</text:span><text:span text:style-name="T3">. Se ha probado también en un mac os X con resultados bastantes satisfactorios. Con respecto al compilador se ha hecho uso del </text:span><text:span text:style-name="T4">gcc-3.3</text:span><text:span text:style-name="T3">, ya que soporta el estándar </text:span><text:span text:style-name="T4">ansi C</text:span><text:span text:style-name="T8"> y se distribuye en todas las distribuciones de <text:s/></text:span><text:span text:style-name="T4">GNU/Linux</text:span><text:span text:style-name="T3">. Para la creación de esta documentación se ha utilizado </text:span><text:a xlink:type="simple" xlink:href="http://OpenOffice-1.0.2/"><text:span text:style-name="T5">OpenOffice-1.1.2</text:span></text:a><text:span text:style-name="T3">, disponible para varios sistemas operativos, aunque también se distribuye una copia en </text:span><text:span text:style-name="T4">pdf </text:span><text:span text:style-name="T8">para facilitar su consulta en el mayor número posible de entornos</text:span><text:span text:style-name="T3">.</text:span></text:p>
      <text:p text:style-name="P10"/>
      <text:p text:style-name="P10"><text:tab/>A continuación se va a explicar la instalación del programa a nivel de usuario en cualquier sistema operativo tipo <text:span text:style-name="T9">Unix/Linux</text:span>. Se divide principalmente en 4 pasos que voy a ir detallando uno a uno para que resulte más sencillo su seguimiento:</text:p>
      <text:p text:style-name="P10"/>
      <text:list xml:id="list896874970" text:style-name="L1">
        <text:list-item>
          <text:p text:style-name="P22"><text:span text:style-name="T3">Copie el fichero </text:span><text:a xlink:type="simple" xlink:href="http://coconet.tar.gz/"><text:span text:style-name="T3">coconet.tar.gz</text:span></text:a><text:span text:style-name="T3"> en el directorio donde quiera instalar el programa.</text:span></text:p>
        </text:list-item>
      </text:list>
      <text:p text:style-name="P10"/>
      <text:list xml:id="list740007300" text:continue-numbering="true" text:style-name="L1">
        <text:list-item>
          <text:p text:style-name="P23">Ejecute en un terminal los siguientes comandos en el directorio donde ha copiado el fichero:</text:p>
        </text:list-item>
      </text:list>
      <text:p text:style-name="P16"><text:span text:style-name="T4"><text:tab/>$ gunzip </text:span><text:a xlink:type="simple" xlink:href="http://coconet.tar.gz/"><text:span text:style-name="T4">coconet.tar.gz</text:span></text:a></text:p>
      <text:p text:style-name="P12"><text:tab/>$ tar -xvvf coconet.tar</text:p>
      <text:p text:style-name="P12"><text:tab/>$ cd coconet</text:p>
      <text:p text:style-name="P10"/>
      <text:p text:style-name="P10"><text:tab/>Con los dos primeros comandos se ha descomprimido el fichero y se ha desempaquetado en un directorio que se llama coconet. Por último con el último comando nos hemos posicionado en el directorio del programa.</text:p>
      <text:p text:style-name="P10"/>
      <text:list xml:id="list884354271" text:continue-numbering="true" text:style-name="L1">
        <text:list-item>
          <text:p text:style-name="P37"><text:s/>A continuación hay que compilar el código fuente. Para esto hay que ejecutar los siguientes tres comandos como root:</text:p>
        </text:list-item>
      </text:list>
      <text:p text:style-name="P18"/>
      <text:p text:style-name="P19"><text:tab/>$ ./configure</text:p>
      <text:p text:style-name="P19"><text:tab/>$ make</text:p>
      <text:p text:style-name="P19"><text:tab/>$ make install</text:p>
      <text:p text:style-name="P19"/>
      <text:p text:style-name="P19"/>
      <text:p text:style-name="P19"><text:soft-page-break/></text:p>
      <text:list xml:id="list1920407987" text:continue-numbering="true" text:style-name="L1">
        <text:list-item>
          <text:p text:style-name="P38"><text:span text:style-name="T3">Al finalizar el paso anterior el programa ya está instalado en nuestro ordenador y disponible para todos los usuarios del sistema. Recuerde que los tres comandos anteriores los debe de ejecutar como root. Sino al hacer </text:span><text:span text:style-name="T6">make install</text:span><text:span text:style-name="T3"> le dará un error, ya que no tiene los suficientes permisos para poner el ejecutable en /usr/bin.</text:span></text:p>
        </text:list-item>
      </text:list>
      <text:p text:style-name="P18"/>
      <text:p text:style-name="P18"><text:tab/>En el caso de que no tengas permisos de superusuario vaya a su directorio personal mediante el comando <text:span text:style-name="T9">cd</text:span> y con su editor de textos favorito (vi, pico, nedit, emacs,...) abra el fichero .profile y añada al final del fichero las siguientes lineas:</text:p>
      <text:p text:style-name="P20"/>
      <text:p text:style-name="P20"><text:tab/>COCONET_DIR=$HOME/coconet1.0</text:p>
      <text:p text:style-name="P20"><text:tab/>PATH=$PATH:$COCONET_DIR/bin</text:p>
      <text:p text:style-name="P20"><text:tab/>export COCONET_DIR PATH</text:p>
      <text:p text:style-name="P18"/>
      <text:p text:style-name="P18"><text:tab/>El directorio <text:span text:style-name="T10">COCONET_DIR</text:span> es el directorio en el que se ha descomprimido el programa. Por último guarde el fichero y<text:span text:style-name="T2"> ciérrelo. </text:span>De esta manera todos los ficheros ejecutables que se encuentren en el directorio <text:span text:style-name="T9">bin</text:span> del proyecto los podrá ejecutar (únicamente usted) en cualquier directorio que se encuentre. Reinicie su sesión.</text:p>
      <text:p text:style-name="P18"/>
      <text:p text:style-name="P18"><text:tab/>Como todos los programas, y este no podria ser menos, se puede desinstalar. Para eso deberá de ejecutar en el directorio del programa los siguientes comandos:</text:p>
      <text:p text:style-name="P18"/>
      <text:p text:style-name="P19"><text:tab/>$ make uninstall</text:p>
      <text:p text:style-name="P19"><text:tab/>$ make clean</text:p>
      <text:p text:style-name="P19"/>
      <text:p text:style-name="P18"><text:tab/>En el caso de que simplemente lo hayas compilado y no lo hayas instalado solo hará falta ejecutar el segundo comando. Eso si, no olvide borrar las variables de entorno del fichero .profile de su sesión. Si lo tienes instalado tienes que entrar como root y ejecutar los dos comandos anteriores. Una vez hecho esto el programa está totalmente desinstalado.</text:p>
      <text:p text:style-name="P18"/>
      <text:p text:style-name="P18"/>
      <text:p text:style-name="P18"/>
      <text:h text:style-name="Heading_20_1" text:outline-level="1"><text:soft-page-break/>2. Ejecución del Programa</text:h>
      <text:p text:style-name="P10"><text:tab/>El programa no tiene entorno gráfico, con lo que la manera de ejecutarlo es mediante línea de comandos en un terminal. Para que se pueda ejecutar se le tiene que pasar como argumento tres nombres de ficheros: uno de configuración, que contiene los valores de los parámetros de configuración entrada al programa, otro con datos para el entrenamiento de las redes y otro con datos para medir la generalización de la red, y cuyo formato se comentar más adelante. Opcionalmente se le puede introducir el nombre del fichero de salida que va a albergar los resultados de la red que mejor se ha adaptado al problema dado. Por lo tanto si nos encontramos en el directorio donde se encuentran los tres ficheros la forma de ejecutar el programa es la siguiente:</text:p>
      <text:p text:style-name="P10"/>
      <text:p text:style-name="P10"><text:tab/>$ coconet configuracion.txt entrenamiento.txt <text:span text:style-name="T2">generalizacion.txt [-o salida.txt]</text:span></text:p>
      <text:p text:style-name="P10"/>
      <text:p text:style-name="P10"><text:tab/>Los ficheros pueden tener cualquier nombre y extensión mientras sean ficheros con caracteres ascii y mantenga la estructura correspondiente a cada fichero. En caso de querer ejecutar el programa desde un directorio diferente al que se encuentran cualquiera de los ficheros hay que poner en el comando de ejecución su path relativo o absoluto. En el caso de que no se le introduzca el nombre del fichero de salida éste se llamara salida.txt . El tiempo de ejecución varía considerablemente en función del procesador y la memoria que se utilice, pero generalmente no es muy alto dado a que se ha optimizado para que tarde lo menos posible.</text:p>
      <text:p text:style-name="P10"/>
      <text:h text:style-name="Heading_20_1" text:outline-level="1">3. Estructura de los Ficheros de Entrada y de Salida</text:h>
      <text:p text:style-name="P16"><text:span text:style-name="T3"><text:tab/>Como hemos comentado anteriormente hay tres ficheros de entrada en la ejecución del programa, uno de configuración, en el que se encuentran los valores de los parámetros de entrada, otro que contiene los datos utilizados para el entrenamiento y por último otro que contiene los datos para medir la generalización de la red. Con el programa vienen varios ejemplos de los ficheros de entrenamiento y de generalización y otro del fichero de configuración en el directorio </text:span><text:span text:style-name="T6">examples/</text:span><text:span text:style-name="T3"> para que sirva de</text:span><text:span text:style-name="T7"> guía </text:span><text:span text:style-name="T3">al crear cada uno de ellos.</text:span></text:p>
      <text:p text:style-name="P10"/>
      <text:p text:style-name="P10"/>
      <text:p text:style-name="P10"><text:soft-page-break/><text:tab/>El fichero de configuración está organizado de manera que cada parámetro se encuentra en una línea distinta en la que se pone un nombre <text:span text:style-name="T2">identificativo</text:span> del parámetro seguido del valor correspondiente a ese parámetro. El orden de los parámetros en el fichero es fijo, al igual que el nombre identificativo del parámetro. A continuación se va a comentar en el orden en el que aparecen en el fichero el significado de cada uno de los parámetros y un valor aproximado que puede tener:</text:p>
      <text:p text:style-name="P10"/>
      <text:list xml:id="list1284111429" text:style-name="L2">
        <text:list-item>
          <text:p text:style-name="P24">Redes es el número máximo de redes que va a tener la población de redes. Un valor bueno es 100, ya que permite que haya diversidad sin retardar mucho al programa. También hay que tener en cuenta que si aumentamos mucho la población de redes convendría disminuir el límite de la evolución, ya que mientras más grande sea la población de redes menos tiende a variar la aptitud media de su población.</text:p>
        </text:list-item>
      </text:list>
      <text:p text:style-name="P10"/>
      <text:list xml:id="list701568026" text:continue-list="list1284111429" text:style-name="L2">
        <text:list-item text:start-value="1">
          <text:p text:style-name="P24">Nodos es el número de nodos que va a tener como máximo cada nódulo. Los mejores resultados los ha dado con 10 y 50, pero depende del problema y de la rapidez con que se quieran obtener resultados, ya que mientras menos nodos mayor es la velocidad del programa.</text:p>
        </text:list-item>
      </text:list>
      <text:p text:style-name="P10"/>
      <text:list xml:id="list1610626538" text:continue-list="list701568026" text:style-name="L2">
        <text:list-item text:start-value="1">
          <text:p text:style-name="P24">Nódulos es el número de nódulos que va a tener la población de nódulos. Generalmente 50 seria un valor bueno, aunque depende de la rapidez con que se quiera ejecutar el problema. Téngase en cuenta que mientras más nódulos haya mayor competición hay entre ellos y mejores resultados se pueden obtener.</text:p>
        </text:list-item>
      </text:list>
      <text:p text:style-name="P10"/>
      <text:list xml:id="list636746933" text:style-name="L3">
        <text:list-item>
          <text:p text:style-name="P25">Htan a y Htan b son los parámetros de la función de transferencia HyperbolicTangent. Los valores que se han utilizado son 1.7165 y 0.6666 respectivamente. La variación de estos valores depende de métodos matemáticos y por lo tanto se aconseja no variarlos</text:p>
        </text:list-item>
      </text:list>
      <text:p text:style-name="P10"/>
      <text:list xml:id="list101694553" text:style-name="L4">
        <text:list-item>
          <text:p text:style-name="P26">Logistic a y Logistic b son los parámetros de la función de transferencia Logistic. Los valores utilizados son 1.7165 y 1.5000 respectivamente. La variación de estos valores depende de métodos matemáticos y por lo tanto se aconseja no variarlos si no se sabe lo que se está haciendo.</text:p>
        </text:list-item>
      </text:list>
      <text:p text:style-name="P10"/>
      <text:p text:style-name="P10"/>
      <text:list xml:id="list1436013040" text:style-name="L5">
        <text:list-item>
          <text:p text:style-name="P27"><text:soft-page-break/>Épsilon: Es un parámetro que se utiliza al escalar los valores de salida que depende de la función de transferencia de la red. El valor utilizado en todos los ejemplos es 0.4000.</text:p>
        </text:list-item>
      </text:list>
      <text:p text:style-name="P10"/>
      <text:list xml:id="list473132624" text:style-name="L6">
        <text:list-item>
          <text:p text:style-name="P28">Sustitución, Diferencia y Mejores se utilizan para ponderar cada aptitud parcial en la aptitud de los nódulos. Los valores utilizados para cada uno de los parámetros anteriores son 3.0, 6.0 y 0.1 respectivamente, aunque se pueden variar según la magnitud que se quiera tener en la aptitud de<text:span text:style-name="T2"> los nódulos </text:span>y la importancia que se le quiera dar a cada aptitud parcial. Se aconseja de todas maneras que se mantenga la proporción entre los tres parámetros, ya que iguala el rango de las aptitudes parciales.</text:p>
        </text:list-item>
      </text:list>
      <text:p text:style-name="P10"/>
      <text:list xml:id="list482200905" text:style-name="L7">
        <text:list-item>
          <text:p text:style-name="P29">Redes Seleccionadas y Nodulos Seleccionados: Numero de redes y nódulos seleccionados en algunos algoritmos. Los valores seleccionados para ambos parámetros son 3, aunque se puede aumentar en algunas unidades. De todas formas aconsejamos que su valor no sea demasiado alto para que no se pierda información valiosa de la población inicial.</text:p>
        </text:list-item>
      </text:list>
      <text:p text:style-name="P10"/>
      <text:list xml:id="list1517707703" text:continue-list="list482200905" text:style-name="L7">
        <text:list-item text:start-value="1">
          <text:p text:style-name="P29">Iteraciones SA: Numero de iteraciones del algoritmo enfriamiento simulado. Un valor aconsejable es 100, ya que no retrasa mucho la ejecución del programa y normalmente mejora lo suficiente las poblaciones de nódulos como para no tener que ejecutar mayor número de iteraciones sobre el algoritmo.</text:p>
        </text:list-item>
      </text:list>
      <text:p text:style-name="P10"/>
      <text:list xml:id="list1424652208" text:style-name="L8">
        <text:list-item>
          <text:p text:style-name="P30">To SA: Parámetro que determina la probabilidad de que un determinado paso aleatorio del algoritmo del enfriamiento simulado sea aceptado cuando empeora la aptitud del nódulo. El valor utilizado es 1.0 para todos los ejemplos, ya que es la probabilidad máxima que se puede dar.</text:p>
        </text:list-item>
      </text:list>
      <text:p text:style-name="P10"/>
      <text:list xml:id="list745192631" text:style-name="L9">
        <text:list-item>
          <text:p text:style-name="P31">alpha SA: Factor de modificación de la probabilidad anterior en el enfriamiento simulado. Su valor en todos nuestros ejemplos es 0.95, ya que reduce en un 5% en cada iteración del algoritmo la probabilidad de que un paso peor se acepte, aunque su valor puede ser menor si se quiere que esta probabilidad <text:span text:style-name="T2">decrezca </text:span>mas rapidamente.</text:p>
        </text:list-item>
      </text:list>
      <text:p text:style-name="P10"/>
      <text:p text:style-name="P10"/>
      <text:p text:style-name="P10"/>
      <text:list xml:id="list947536326" text:style-name="L10">
        <text:list-item>
          <text:p text:style-name="P32"><text:soft-page-break/>Delta Mínimo y Delta Máximo: Valor mínimo y máximo de la variable delta de la mutación estructural. Los valores utilizados en todos los ejemplos son 1 y 4 respectivamente, ya que con estos parámetros no<text:span text:style-name="T2"> varían </text:span>estructuralmente demasiado los nódulos.</text:p>
        </text:list-item>
      </text:list>
      <text:p text:style-name="P10"/>
      <text:list xml:id="list1103821039" text:style-name="L11">
        <text:list-item>
          <text:p text:style-name="P33">Limite evolución: Límite de modificación para los criterios de paro. Una buena opción es 0.05, aunque siempre se puede aumentar si no quiere que se estanque mucho el aprendizaje o reducir si hace falta que aprenda más, teniendo en cuenta que mientras más aprenda más tiende a <text:span text:style-name="T2">empeorar la generalización..</text:span></text:p>
        </text:list-item>
      </text:list>
      <text:p text:style-name="P10"/>
      <text:list xml:id="list1541332311" text:continue-list="list1103821039" text:style-name="L11">
        <text:list-item text:start-value="1">
          <text:p text:style-name="P33">Alpha Retropropagacion: Ponderación en la modificación de pesos del algoritmo de retropropagación. Con dos valores con los que se suele ejecutar bien son con 0.25 y con 0.5, dependiendo del problema, aunque siempre se puede ajustar más en función de la precisión que se quiera.</text:p>
        </text:list-item>
      </text:list>
      <text:p text:style-name="P10"/>
      <text:p text:style-name="P10"><text:tab/>Los ficheros de entrenamiento y de generalización tienen tres parámetros de entrada cuyo valor es diferente para cada problema. El primer parámetro es el número de entradas que tiene el fichero de datos, el segundo de ellos es el número de nodos de entrada que tienen las redes y el tercero es el número de nodos de salida que tienen las redes. Cada uno de estos parámetros está en una línea al inicio del fichero y están precedidos por el <text:s/>símbolo del dólar y un espacio. Después de estos parámetros vienen los datos de entrada, divididos en ejemplos y por filas. Cada ejemplo contiene los valores de entrada correspondientes a cada nodo de entrada y los valores de salida de cada nodo de salida para las entradas dadas.</text:p>
      <text:p text:style-name="P10"/>
      <text:p text:style-name="P10"><text:tab/>El programa genera un fichero de salida que contiene datos sobre la red que mejor se ha adaptado al problema dado. En concreto los datos que muestra de la red son su aptitud, su generalización, el número de nódulos que contiene la red, el número de nodos de la red, mostrando por separado los nodos de entrada, los ocultos y los de salida, y el número de conexiones de la red, separados en conexiones de entrada y de salida. El formato del fichero de salida es similar al del fichero de configuración, estando cada dato en una línea diferente y precedido de un identificador del dato que se trata.</text:p>
      <text:p text:style-name="P10"/>
      <text:h text:style-name="P35" text:outline-level="1">Apéndice 1: GNU Free Documentation License</text:h>
      <text:p text:style-name="P11"/>
      <text:p text:style-name="P11">GNU Free Documentation License</text:p>
      <text:p text:style-name="P11">Version 1.2, November 2002</text:p>
      <text:p text:style-name="P10"/>
      <text:p text:style-name="P10">Copyright (C) 2000,2001,2002 Free Software Foundation, Inc. 59 Temple Place, Suite 330, Boston, MA <text:s/>02111-1307 <text:s/>USA Everyone is permitted to copy and distribute verbatim copies of this license document, but changing it is not allowed.</text:p>
      <text:p text:style-name="P10"/>
      <text:p text:style-name="P13">0. PREAMBLE</text:p>
      <text:p text:style-name="P10"><text:tab/>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0"/>
      <text:p text:style-name="P10"><text:tab/>This License is a kind of "copyleft", which means that derivative works of the document must themselves be free in the same sense. It complements the GNU General Public License, which is a copyleft license designed for free software.</text:p>
      <text:p text:style-name="P10"/>
      <text:p text:style-name="P10"><text:tab/>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We recommend this License principally for works whose purpose is instruction or reference.</text:p>
      <text:p text:style-name="P10"/>
      <text:p text:style-name="P10"/>
      <text:p text:style-name="P10"/>
      <text:p text:style-name="P10"/>
      <text:p text:style-name="P10"/>
      <text:p text:style-name="P10"/>
      <text:p text:style-name="P13"><text:soft-page-break/>1. APPLICABILITY AND DEFINITIONS</text:p>
      <text:p text:style-name="P10"><text:tab/>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0"/>
      <text:p text:style-name="P10"><text:tab/>A "Modified Version" of the Document means any work containing the Document or a portion of it, either copied verbatim, or with modifications and/or translated into another language.</text:p>
      <text:p text:style-name="P10"/>
      <text:p text:style-name="P10"><text:tab/>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0"/>
      <text:p text:style-name="P10"><text:tab/>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0"/>
      <text:p text:style-name="P10"><text:tab/>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0"/>
      <text:p text:style-name="P10"><text:soft-page-break/><text:tab/>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0"/>
      <text:p text:style-name="P10"><text:tab/>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0"/>
      <text:p text:style-name="P10"><text:tab/>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0"/>
      <text:p text:style-name="P10"><text:tab/>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0"/>
      <text:p text:style-name="P10"><text:soft-page-break/><text:tab/>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0"/>
      <text:p text:style-name="P13">2. VERBATIM COPYING</text:p>
      <text:p text:style-name="P10"><text:tab/>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0"/>
      <text:p text:style-name="P10"><text:tab/>You may also lend copies, under the same conditions stated above, and you may publicly display copies.</text:p>
      <text:p text:style-name="P10"/>
      <text:p text:style-name="P13">3. COPYING IN QUANTITY</text:p>
      <text:p text:style-name="P10"><text:tab/>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0"/>
      <text:p text:style-name="P10"><text:tab/>If the required texts for either cover are too voluminous to fit legibly, you should put the first ones listed (as many as fit reasonably) on the actual cover, and continue the rest onto adjacent pages.</text:p>
      <text:p text:style-name="P10"><text:soft-page-break/><text:tab/>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0"/>
      <text:p text:style-name="P10"><text:tab/>It is requested, but not required, that you contact the authors of the Document well before redistributing any large number of copies, to give them a chance to provide you with an updated version of the Document.</text:p>
      <text:p text:style-name="P10"/>
      <text:p text:style-name="P13">4. MODIFICATIONS</text:p>
      <text:p text:style-name="P10"><text:tab/>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P10"/>
      <text:p text:style-name="P10">A. Use in the Title Page (and on the covers, if any) a title distinct from that of the Document, and from those of previous versions (which should, if there were any, be listed in the History sectio of the Document). You may use the same title as a previous version if the original publisher of that version gives permission.</text:p>
      <text:p text:style-name="P1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0">C. State on the Title page the name of the publisher of the Modified Version, as the publisher.</text:p>
      <text:p text:style-name="P10">D. Preserve all the copyright notices of the Document.</text:p>
      <text:p text:style-name="P10"><text:soft-page-break/>E. Add an appropriate copyright notice for your modifications adjacent to the other copyright notices.</text:p>
      <text:p text:style-name="P10">F. Include, immediately after the copyright notices, a license notice giving the public permission to use the Modified Version under the terms of this License, in the form shown in the Addendum below.</text:p>
      <text:p text:style-name="P10">G. Preserve in that license notice the full lists of Invariant Sections and required Cover Texts given in the Document's license notice.</text:p>
      <text:p text:style-name="P10">H. Include an unaltered copy of this License.</text:p>
      <text:p text:style-name="P10">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P10">K. For any section Entitled "Acknowledgements" or "Dedications", Preserve the Title of the section, and preserve in the section all the substance and tone of each of the contributor acknowledgements and/or dedications given therein.</text:p>
      <text:p text:style-name="P10">L. Preserve all the Invariant Sections of the Document, unaltered in their text and in their titles. Section numbers or the equivalent are not considered part of the section titles.</text:p>
      <text:p text:style-name="P10">M. Delete any section Entitled "Endorsements". Such a section may not be included in the Modified Version.</text:p>
      <text:p text:style-name="P10">N. Do not retitle any existing section to be Entitled "Endorsements" or to conflict in title with any Invariant Section.</text:p>
      <text:p text:style-name="P10">O. Preserve any Warranty Disclaimers.</text:p>
      <text:p text:style-name="P10"/>
      <text:p text:style-name="P10"><text:tab/>If the Modified Version includes new front-matter sections or appendices that qualify as Secondary Sections and contain no material copied from the Document, you may at your option designate some or all of these sections as invariant. To do this, add <text:soft-page-break/>their titles to the list of Invariant Sections in the Modified Version's license notice. These titles must be distinct from any other section titles.</text:p>
      <text:p text:style-name="P10"/>
      <text:p text:style-name="P10"><text:tab/>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0"/>
      <text:p text:style-name="P10"><text:tab/>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0"/>
      <text:p text:style-name="P10"><text:tab/>The author(s) and publisher(s) of the Document do not by this License give permission to use their names for publicity for or to assert or imply endorsement of any Modified Version.</text:p>
      <text:p text:style-name="P10"/>
      <text:p text:style-name="P13">5. COMBINING DOCUMENTS</text:p>
      <text:p text:style-name="P10"><text:tab/>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0"/>
      <text:p text:style-name="P10"><text:tab/>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ext:soft-page-break/>to the section titles in the list of Invariant Sections in the license notice of the combined work.</text:p>
      <text:p text:style-name="P10"/>
      <text:p text:style-name="P10"><text:tab/>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0"/>
      <text:p text:style-name="P14">6. COLLECTIONS OF DOCUMENTS</text:p>
      <text:p text:style-name="P10"><text:tab/>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0"/>
      <text:p text:style-name="P10"><text:tab/>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0"/>
      <text:p text:style-name="P13">7. AGGREGATION WITH INDEPENDENT WORKS</text:p>
      <text:p text:style-name="P10"><text:tab/>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0"/>
      <text:p text:style-name="P10"><text:tab/>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3"><text:soft-page-break/>8. TRANSLATION</text:p>
      <text:p text:style-name="P10"><text:tab/>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0"/>
      <text:p text:style-name="P10"><text:tab/>If a section in the Document is Entitled "Acknowledgements", "Dedications", or "History", the requirement (section 4) to Preserve its Title (section 1) will typically require changing the actual title.</text:p>
      <text:p text:style-name="P10"/>
      <text:p text:style-name="P13">9. TERMINATION</text:p>
      <text:p text:style-name="P10"><text:tab/>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p text:style-name="P10"/>
      <text:p text:style-name="P13">10. FUTURE REVISIONS OF THIS LICENSE</text:p>
      <text:p text:style-name="P10"><text:tab/>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P10"/>
      <text:p text:style-name="P10"><text:tab/>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text:soft-page-break/>Free Software Foundation. If the Document does not specify a version number of this License, you may choose any version ever published (not as a draft) by the Free Software Foundatio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style:font-face style:name="Helmet" svg:font-family="Helmet"/>
    <style:font-face style:name="Tahoma1" svg:font-family="Tahoma, Lucidasans, 'Lucida Sans', 'Arial Unicode MS'"/>
    <style:font-face style:name="Thorndale" svg:font-family="Thorndale"/>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Heading_20_1" style:display-name="Heading 1" style:family="paragraph" style:parent-style-name="Normal" style:next-style-name="Normal" style:class="text" style:default-outline-level="1">
      <style:paragraph-properties fo:margin-top="0.776cm" fo:margin-bottom="0.106cm"/>
      <style:text-properties style:font-name="Arial1" fo:font-size="17pt" fo:font-weight="bold" style:font-name-asian="Arial1" style:font-size-asian="17pt" style:font-weight-asian="bold" style:font-name-complex="Arial1" style:font-size-complex="17pt" style:font-weight-complex="bold"/>
    </style:style>
    <style:style style:name="Heading_20_2" style:display-name="Heading 2" style:family="paragraph" style:parent-style-name="Normal" style:next-style-name="Normal" style:class="text">
      <style:paragraph-properties fo:margin-top="0.776cm" fo:margin-bottom="0.106cm"/>
      <style:text-properties style:font-name="Arial1" fo:font-size="14pt" fo:font-weight="bold" style:font-name-asian="Arial1" style:font-size-asian="14pt" style:font-weight-asian="bold" style:font-name-complex="Arial1"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15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65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6cm" style:type="right" style:leader-style="dotted" style:leader-text="."/>
        </style:tab-stops>
      </style:paragraph-properties>
    </style:style>
    <style:style style:name="Normal" style:family="paragraph" style:parent-style-name="Standard" style:next-style-name="Standard">
      <style:paragraph-properties fo:line-height="100%" style:text-autospace="none"/>
      <style:text-properties style:font-name="Times New Roman" fo:font-size="12pt" style:font-name-asian="Times New Roman" style:font-size-asian="12pt" style:font-name-complex="Times New Roman"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fo:text-align="end"/>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center" style:justify-single-word="false"/>
    </style:style>
    <style:style style:name="MP4" style:family="paragraph" style:parent-style-name="Footer">
      <style:paragraph-properties fo:text-align="start" style:justify-single-word="false"/>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header>
        <text:p text:style-name="Header"><text:file-name text:display="name">manual de usuario</text:file-name></text:p>
      </style:header>
      <style:footer>
        <text:p text:style-name="Footer"><text:page-number text:select-page="current">17</text:page-number></text:p>
      </style:footer>
    </style:master-page>
    <style:master-page style:name="Right_20_Page" style:display-name="Right Page" style:page-layout-name="Mpm4" style:next-style-name="Left_20_Page">
      <style:header>
        <text:p text:style-name="MP1"><text:chapter text:display="number-and-name" text:outline-level="1">Apéndice 1: GNU Free Documentation License</text:chapter></text:p>
      </style:header>
      <style:footer>
        <text:p text:style-name="MP2"><text:page-number text:select-page="current">17</text:page-number></text:p>
      </style:footer>
    </style:master-page>
    <style:master-page style:name="Index" style:page-layout-name="Mpm5">
      <style:header>
        <text:p text:style-name="MP3"><text:file-name text:display="name">manual de usuario</text:file-name></text:p>
      </style:header>
      <style:footer>
        <text:p text:style-name="MP2"><text:page-number text:select-page="current">17</text:page-number></text:p>
      </style:footer>
      <style:footer-left>
        <text:p text:style-name="MP4"><text:page-number text:select-page="current">17</text:page-number></text:p>
      </style:foot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5-01-28T18:16:26</meta:creation-date>
    <dc:date>2005-04-07T18:21:33</dc:date>
    <dc:language>en-US</dc:language>
    <meta:editing-cycles>18</meta:editing-cycles>
    <meta:editing-duration>PT5H7M12S</meta:editing-duration>
    <meta:document-statistic meta:character-count="32808" meta:image-count="0" meta:object-count="0" meta:page-count="22" meta:paragraph-count="254" meta:table-count="0" meta:word-count="5443"/>
    <meta:user-defined meta:name="Info 1"/>
    <meta:user-defined meta:name="Info 2"/>
    <meta:user-defined meta:name="Info 3"/>
    <meta:user-defined meta:name="Info 4"/>
  </office:meta>
</office:document-meta>
</file>